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false" fo:keep-together="always"/>
    </style:style>
    <style:style style:name="Table5.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5" style:family="table-cell" style:data-style-name="N84">
      <style:table-cell-properties style:vertical-align="top" fo:padding-left="0.191cm" fo:padding-right="0.191cm" fo:padding-top="0cm" fo:padding-bottom="0cm" fo:border="none" style:writing-mode="lr-tb"/>
    </style:style>
    <style:style style:name="Table3" style:family="table">
      <style:table-properties style:width="12.199cm" table:align="right" style:writing-mode="lr-tb"/>
    </style:style>
    <style:style style:name="Table3.A" style:family="table-column">
      <style:table-column-properties style:column-width="7.938cm"/>
    </style:style>
    <style:style style:name="Table3.B" style:family="table-column">
      <style:table-column-properties style:column-width="4.262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2.C3" style:family="table-cell" style:data-style-name="N84">
      <style:table-cell-properties fo:padding="0.097cm" fo:border-left="0.002cm solid #000000" fo:border-right="none"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6"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563616" text:style-name="WW8StyleNum">
        <text:list-header>
          <text:p text:style-name="P16"/>
        </text:list-header>
      </text:list>
      <text:p text:style-name="P2"/>
      <text:p text:style-name="P2"/>
      <text:p text:style-name="P2"/>
      <text:p text:style-name="P2"/>
      <text:p text:style-name="P2"/>
      <text:p text:style-name="P2"/>
      <text:list xml:id="list33232246"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3</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09</text:modification-date></text:span></text:p>
          </table:table-cell>
        </table:table-row>
      </table:table>
      <text:list xml:id="list3324697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7">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0.2</text:p>
          </table:table-cell>
          <table:table-cell table:style-name="Table5.A2" office:value-type="string">
            <text:p text:style-name="P6">2013-01-06</text:p>
          </table:table-cell>
          <table:table-cell table:style-name="Table5.A2" office:value-type="string">
            <text:p text:style-name="P7">M. Honkonen</text:p>
          </table:table-cell>
          <table:table-cell table:style-name="Table5.A2" office:value-type="string">
            <text:p text:style-name="P6">Added content to Chapter 1.</text:p>
          </table:table-cell>
        </table:table-row>
        <table:table-row table:style-name="Table5.1">
          <table:table-cell table:style-name="Table5.A2" office:value-type="string">
            <text:p text:style-name="P10">0.25</text:p>
          </table:table-cell>
          <table:table-cell table:style-name="Table5.A2" office:value-type="string">
            <text:p text:style-name="P6">2013-01-09</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0.3</text:p>
          </table:table-cell>
          <table:table-cell table:style-name="Table5.B5" office:value-type="date" office:date-value="2013-01-09">
            <text:p text:style-name="P6">2013-01-09</text:p>
          </table:table-cell>
          <table:table-cell table:style-name="Table5.A2" office:value-type="string">
            <text:p text:style-name="P7">J.-M. Määttä, M. Honkonen, T. Korhonen</text:p>
          </table:table-cell>
          <table:table-cell table:style-name="Table5.A2" office:value-type="string">
            <text:p text:style-name="P6">Small improvements.</text:p>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5">
            <text:p text:style-name="P6"/>
          </table:table-cell>
          <table:table-cell table:style-name="Table5.A2" office:value-type="string">
            <text:p text:style-name="P7"/>
          </table:table-cell>
          <table:table-cell table:style-name="Table5.A2" office:value-type="string">
            <text:p text:style-name="P6"/>
          </table:table-cell>
        </table:table-row>
      </table:table>
      <text:list xml:id="list3322803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Definitions, Acronyms and Abbreviations</text:h>
      <text:p text:style-name="Text_20_body">[taulukko]</text:p>
      <text:h text:style-name="Heading_20_2" text:outline-level="2"><text:s/><text:tab/>References</text:h>
      <text:p text:style-name="Text_20_body">[func spec]</text:p>
      <text:h text:style-name="Heading_20_2" text:outline-level="2"><text:soft-page-break/><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TODO Tommi</text:p>
      <text:h text:style-name="Heading_20_2" text:outline-level="2"><text:s/><text:tab/>Application Environment</text:h>
      <text:p text:style-name="Text_20_body">Developed dependency analysis tool integrates seamlessly into Kactus2. Kactus2 is a toolset to design embedded products. Kactus2 is developed at TUT and it is developed in C++ using Qt framework to allow cross-platform development. Kactus2 aims to help with IP reusability and practical HW/SW abstraction. Kactus2 is based on IP-XACT XML metadata and design methodology. Kactus2 also extends the IP-XACT usage to upper product hierarchies. Kactus2 offers easy entrance to metadata based design methodology. Kactus2 is available for Windows and Linux environments.</text:p>
      <text:h text:style-name="Heading_20_2" text:outline-level="2"><text:s/><text:tab/>Interfaces</text:h>
      <text:p text:style-name="Text_20_body">Dependency analysis tool is part of Kactus2. Figure XX illustrates the point in user interface where the dependency analysis tool connects to Kactus2. </text:p>
      <text:p text:style-name="Text_20_body">[kuva]</text:p>
      <text:h text:style-name="Heading_20_2" text:outline-level="2"><text:s/><text:tab/>Hardware Environment</text:h>
      <text:p text:style-name="Text_20_body">XXX Kuvataan laitteistoympäristö, jossa järjestelmä toimii. Esimerkiksi mitä oheislaitteita tarvitaan, mitä keskusyksiköltä odotetaan, mitä laitteiden ominaisuuksia ohjelma hyödyntää, mitkä laitteiston ominaisuudet rajoittavat teknisiä ratkaisuja ja millaiset ovat liittymät muihin tietokoneisiin. </text:p>
      <text:h text:style-name="Heading_20_2" text:outline-level="2"><text:s/><text:tab/>Software Environments</text:h>
      <text:p text:style-name="Text_20_body">Developed tool should work on any operating system the Kactus2 software works in.</text:p>
      <text:p text:style-name="Text_20_body">Tools used in development are listed in the table XX. Tai viittaus project planiin.</text:p>
      <table:table table:name="Table3" table:style-name="Table3">
        <table:table-column table:style-name="Table3.A"/>
        <table:table-column table:style-name="Table3.B"/>
        <table:table-row>
          <table:table-cell table:style-name="Table3.A1" office:value-type="string">
            <text:p text:style-name="P11">Software</text:p>
          </table:table-cell>
          <table:table-cell table:style-name="Table3.B1" office:value-type="string">
            <text:p text:style-name="P11">Version</text:p>
          </table:table-cell>
        </table:table-row>
        <table:table-row>
          <table:table-cell table:style-name="Table3.A2" office:value-type="string">
            <text:p text:style-name="Table_20_Contents">Qt</text:p>
          </table:table-cell>
          <table:table-cell table:style-name="Table3.B2" office:value-type="string">
            <text:p text:style-name="Table_20_Contents">4.8.3</text:p>
          </table:table-cell>
        </table:table-row>
        <table:table-row>
          <table:table-cell table:style-name="Table3.A2" office:value-type="string">
            <text:p text:style-name="Table_20_Contents">Microsoft Visual Studio 2008</text:p>
          </table:table-cell>
          <table:table-cell table:style-name="Table3.B2" office:value-type="string">
            <text:p text:style-name="Table_20_Contents">Standard / Professional Edition</text:p>
          </table:table-cell>
        </table:table-row>
        <table:table-row>
          <table:table-cell table:style-name="Table3.A2" office:value-type="string">
            <text:p text:style-name="Table_20_Contents">...</text:p>
          </table:table-cell>
          <table:table-cell table:style-name="Table3.B2" office:value-type="string">
            <text:p text:style-name="Table_20_Contents"/>
          </table:table-cell>
        </table:table-row>
      </table:table>
      <text:p text:style-name="Text_20_body"><text:soft-page-break/></text:p>
      <text:h text:style-name="Heading_20_2" text:outline-level="2"><text:s/><text:tab/>Main Restrictions for Implementation</text:h>
      <text:p text:style-name="Text_20_body">Kactus2 is developed in C++ using Qt framework. Tools development is restricted to C++ and Qt. Usage of Qt places some restrictions on the UI implementation. Also the developed dependency analysis tool should not add any additional dependencies besides the ones used in main software.</text:p>
      <text:h text:style-name="Heading_20_2" text:outline-level="2"><text:s/><text:tab/>Agreements and Standards</text:h>
      <text:p text:style-name="Text_20_body">IP-XACT, doxygen tags, Kactus2 development style manual...</text:p>
      <text:h text:style-name="Heading_20_1" text:outline-level="1"><text:s/><text:tab/>Architecture Design</text:h>
      <text:p text:style-name="Sisennetty_20_teksti">TODO Joni-Matti</text:p>
      <text:h text:style-name="Heading_20_2" text:outline-level="2"><text:s/><text:tab/>General Guidelines</text:h>
      <text:h text:style-name="Heading_20_2" text:outline-level="2"><text:s/><text:tab/>Software Architectures, Modules and Processes</text:h>
      <text:h text:style-name="Heading_20_2" text:outline-level="2"><text:s/><text:tab/>Database Architecture</text:h>
      <text:h text:style-name="Heading_20_2" text:outline-level="2"><text:s/><text:tab/>Error and Exception Handling</text:h>
      <text:p text:style-name="Text_20_body">Recovery of XML parsing errors</text:p>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TODO Joni-Matti</text:p>
      <text:h text:style-name="Heading_20_1" text:outline-level="1"><text:s/><text:tab/>Error Handling</text:h>
      <text:p text:style-name="Sisennetty_20_teksti"/>
      <text:h text:style-name="P14"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row>
          <table:table-cell table:style-name="Table2.A3" office:value-type="float" office:value="2">
            <text:p text:style-name="Table_20_Contents">2</text:p>
          </table:table-cell>
          <table:table-cell table:style-name="Table2.A2" office:value-type="string">
            <text:p text:style-name="Table_20_Contents">Combining all dependencies from a certain folder into a single folder dependency arrow</text:p>
          </table:table-cell>
          <table:table-cell table:style-name="Table2.C3" office:value-type="date" office:date-value="2013-01-09">
            <text:p text:style-name="Table_20_Contents">2013-01-09</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25</text:p>
      </style:header>
      <style:footer>
        <text:p text:style-name="Footer">Modified: <text:modification-date style:data-style-name="N84">2013-01-09</text:modification-date><text:tab/><text:tab/><text:page-number text:select-page="current">13</text:page-number>/<text:page-count style:num-format="1">1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3-01-09T13:09:59.79</dc:date>
    <dc:language>fi-FI</dc:language>
    <meta:editing-cycles>411</meta:editing-cycles>
    <meta:editing-duration>PT16H11M15S</meta:editing-duration>
    <dc:creator>Joni-Matti Määttä</dc:creator>
    <meta:document-statistic meta:table-count="5" meta:image-count="0" meta:object-count="0" meta:page-count="13" meta:paragraph-count="151" meta:word-count="1039" meta:character-count="6932"/>
    <meta:user-defined meta:name="Info 1"/>
    <meta:user-defined meta:name="Info 2"/>
    <meta:user-defined meta:name="Info 3"/>
    <meta:user-defined meta:name="Info 4"/>
  </office:meta>
</office:document-meta>
</file>